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192afb" officeooo:paragraph-rsid="00192afb"/>
    </style:style>
    <style:style style:name="P2" style:family="paragraph" style:parent-style-name="Text_20_body">
      <style:text-properties officeooo:rsid="001a609a" officeooo:paragraph-rsid="001a609a"/>
    </style:style>
    <style:style style:name="P3" style:family="paragraph" style:parent-style-name="Text_20_body">
      <style:text-properties officeooo:paragraph-rsid="001a60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apitulo 8 </text:h>
      <text:h text:style-name="P1" text:outline-level="2">Laboratorio - Un modelo conceptual de la vida</text:h>
      <text:p text:style-name="Horizontal_20_Line"/>
      <text:p text:style-name="Text_20_body"/>
      <text:p text:style-name="Text_20_body"/>
      <text:h text:style-name="Heading_20_2" text:outline-level="2">1 - El delicado equilibrio de la vida</text:h>
      <text:p text:style-name="Text_20_body">Una teoría ampliamente difundida sostiene que la vida sobre la Tierra se mantiene gracias a un equilibrio extraordinariamente delicado. Según esta visión, cada especie cumple una función específica dentro del ecosistema global: las abejas polinizan, los depredadores regulan poblaciones, los hongos descomponen materia orgánica. Todo parece orquestado en una coreografía sutil y precisa, como si un solo cambio, una única desaparición, pudiera desencadenar el colapso del conjunto.</text:p>
      <text:p text:style-name="Text_20_body">Desde esta perspectiva, el ecosistema funciona como una máquina compleja e interdependiente, donde la ausencia de una pieza —incluso una aparentemente insignificante— podría tener consecuencias catastróficas. De hecho, se ha popularizado la idea de que si accidentalmente alguien aplastara al último ejemplar de un extraño insecto desconocido, ese pequeño gesto podría detonar un efecto dominó devastador, derribando ecosistemas completos y precipitando, eventualmente, la extinción de la vida en el planeta.</text:p>
      <text:p text:style-name="Text_20_body">Pero si bien esta imagen es sugerente —y ha servido como advertencia poderosa sobre la fragilidad de nuestro entorno—, los hechos disponibles nos obligan a matizarla.</text:p>
      <text:p text:style-name="Text_20_body">Lo que observamos en la historia de la vida sobre la Tierra no es tanto una fragilidad absoluta, sino más bien una notable capacidad de adaptación y supervivencia. A lo largo de los milenios, millones de especies han desaparecido, y sin embargo, la vida no ha cedido. Más bien, ha mutado, se ha reconfigurado, ha ocupado nuevos nichos y ha continuado su marcha.</text:p>
      <text:p text:style-name="Text_20_body">Una de las extinciones masivas más conocidas es la que marcó el fin del Cretácico, hace unos 66 millones de años, cuando un evento cataclísmico —probablemente el impacto de un asteroide en lo que hoy es la península de Yucatán— provocó la desaparición del 75% de las especies vivas, incluyendo los dinosaurios. Fue un golpe colosal al equilibrio ecológico. Y sin embargo, la vida persistió. Se replegó, evolucionó, y millones de años más tarde, aquí estamos: reflexionando sobre ella, escribiendo sobre ella.</text:p>
      <text:p text:style-name="Text_20_body">Lo que estos datos sugieren es que la vida, como fenómeno general, posee una robustez extraordinaria. Puede ser herida, incluso gravemente, pero no parece ceder con facilidad. Es como si, más allá de las criaturas que la componen, existiera en la vida una especie de impulso estructural, una tenacidad fundamental, un patrón que se reproduce una y otra vez.</text:p>
      <text:p text:style-name="Text_20_body">¿Es posible destruir completamente a la vida en la Tierra? Tal vez no sea imposible. Un evento lo suficientemente extremo —como una supernova cercana, un colapso climático extremo, o una <text:soft-page-break/>intervención deliberada y global— podría lograrlo. Pero de algo podemos estar razonablemente seguros: fácil no sería.</text:p>
      <text:p text:style-name="Text_20_body"/>
      <text:p text:style-name="Text_20_body"/>
      <text:p text:style-name="Horizontal_20_Line"/>
      <text:p text:style-name="Text_20_body"><text:span text:style-name="Strong_20_Emphasis"/></text:p>
      <text:p text:style-name="Text_20_body"><text:span text:style-name="Strong_20_Emphasis"/></text:p>
      <text:p text:style-name="Text_20_body"><text:span text:style-name="Strong_20_Emphasis">2 – ¿La vida es un accidente irrepetible?</text:span></text:p>
      <text:p text:style-name="Text_20_body">Una teoría bastante extendida sostiene que la vida podría haber sido un accidente:<text:line-break/>una combinación improbable de factores fortuitos, un evento único, irrepetible.</text:p>
      <text:p text:style-name="Text_20_body">Y bajo esa mirada, si la vida en la Tierra fuera destruida, eso marcaría su fin absoluto.<text:line-break/>Intuimos esta posibilidad con la misma fragilidad con que percibimos nuestra propia existencia: breve, fugaz, irremplazable.<text:line-break/>Y sentimos que, como la vida misma, se nos escapa de las manos una oportunidad de valor incalculable.</text:p>
      <text:p text:style-name="Text_20_body">Pero… ¿a qué llamamos <text:span text:style-name="Emphasis">accidente</text:span>?</text:p>
      <text:p text:style-name="Text_20_body">¿Una explosión es un accidente?<text:line-break/>No lo es.<text:line-break/>Una explosión de gas combustible bajo presión, en presencia de una chispa, no es un accidente: es una reacción natural.<text:line-break/>Podemos considerarla <text:span text:style-name="Emphasis">accidental</text:span> si ocurre de forma inesperada, fuera de control.<text:line-break/>Pero en sí misma no es un suceso arbitrario ni excepcional.<text:line-break/>En el interior de un motor de combustión, por ejemplo, tienen lugar unas 8000 explosiones por minuto —y cada una sigue las mismas reglas físicas.</text:p>
      <text:p text:style-name="Text_20_body">¿Y la formación de una estrella?<text:line-break/>¿Es eso un accidente?<text:line-break/>Tampoco.<text:line-break/>Basta mirar el cielo nocturno para comprobar que es un fenómeno recurrente.<text:line-break/>Las estrellas nacen, evolucionan y mueren, siguiendo ciclos bien definidos.<text:line-break/>Su formación es una consecuencia directa de las leyes que rigen la materia en el universo.</text:p>
      <text:p text:style-name="Text_20_body">Incluso el carbono —elemento esencial para la vida— se forma en las estrellas de manera regular a través del proceso de nucleosíntesis estelar.<text:line-break/>No es un evento fortuito.<text:line-break/>Es el resultado de condiciones naturales que se repiten una y otra vez.</text:p>
      <text:p text:style-name="Text_20_body">Entonces, ¿podemos considerar accidental la formación de moléculas complejas, incluso aquellas necesarias para la vida?<text:line-break/><text:soft-page-break/>¿Podemos seguir pensando que son el resultado de una cadena inverosímil de coincidencias?<text:line-break/>La lógica del universo no apoya esa idea.</text:p>
      <text:p text:style-name="Text_20_body">En un cosmos con incontables galaxias, estrellas y planetas —donde la materia interactúa bajo un conjunto de leyes consistentes—, lo que puede suceder, sucederá, tarde o temprano.<text:line-break/>Donde las condiciones se repiten, los resultados también.<text:line-break/>La complejidad molecular, la autoorganización, la emergencia de sistemas vivos: todo ello no es el producto de un accidente, sino de una evolución natural dentro de un entorno propicio.</text:p>
      <text:p text:style-name="Text_20_body">La vida, entonces, no es una anomalía que quebranta las reglas, sino una manifestación de esas mismas reglas cuando se expresan con suficiente profundidad.<text:line-break/>En lugar de verla como un golpe de suerte irrepetible, podríamos empezar a considerarla como un fenómeno emergente —el resultado inevitable de un universo fértil.</text:p>
      <text:p text:style-name="P2">Su complejidad puede resultar abrumadora, sin embargo, se trata de un fenomeno natural.</text:p>
      <text:p text:style-name="P3"/>
      <text:p text:style-name="Horizontal_20_Line"/>
      <text:p text:style-name="Text_20_body"><text:span text:style-name="Strong_20_Emphasis">3 – Vida, inevitable</text:span></text:p>
      <text:p text:style-name="Text_20_body">Si aceptamos que la vida no es un accidente, sino una reacción natural que emerge bajo ciertas condiciones, entonces debemos aceptar también que, en un universo donde todo lo posible sucede, la vida no solo es posible: es inevitable.</text:p>
      <text:p text:style-name="Text_20_body">Así como el hidrógeno se fusionará en helio dentro de una estrella, o como el agua fluye cuesta abajo, la vida es una consecuencia esperable de la materia organizada bajo ciertas reglas. No es una excepción del universo, sino una de sus expresiones. Allí donde el entorno lo permite, la vida surge. No por azar, sino por necesidad.</text:p>
      <text:p text:style-name="Text_20_body"/>
      <text:p text:style-name="Text_20_body"/>
      <text:p text:style-name="Horizontal_20_Line"/>
      <text:p text:style-name="Text_20_body"><text:span text:style-name="Strong_20_Emphasis">4 – La Tierra, un lugar entre muchos</text:span></text:p>
      <text:p text:style-name="Text_20_body">Durante siglos hemos mirado al cielo con asombro, preguntándonos si la Tierra ocupa un lugar especial en el universo. Nos gusta pensar que nuestro planeta es único, que ningún otro rincón del cosmos podría albergar las condiciones necesarias para la vida tal como la conocemos. Esta idea no es científica, sino emocional. Nace del apego a nuestro hogar, del deseo de sentirnos excepcionales en un universo inmenso y, a menudo, indiferente.</text:p>
      <text:p text:style-name="Text_20_body">Pero ¿qué nos dice la razón?</text:p>
      <text:p text:style-name="Text_20_body">Sabemos que la Tierra orbita una estrella común, una más entre las más de <text:span text:style-name="Strong_20_Emphasis">100 mil millones</text:span> que componen solo nuestra galaxia, la <text:span text:style-name="Strong_20_Emphasis">Vía Láctea</text:span>. Cada una de esas estrellas podría tener uno o varios planetas orbitándola. Muchos de esos sistemas solares contienen cuerpos rocosos, atmósferas, agua en <text:soft-page-break/>alguna forma, energía térmica y química, campos magnéticos y otros ingredientes fundamentales para la vida.</text:p>
      <text:p text:style-name="Text_20_body">¿Es razonable pensar que entre <text:span text:style-name="Strong_20_Emphasis">cientos de miles de millones de sistemas solares</text:span>, ninguno más haya generado un planeta con condiciones similares a las de la Tierra?</text:p>
      <text:p text:style-name="Text_20_body">La probabilidad sugiere todo lo contrario.</text:p>
      <text:p text:style-name="Text_20_body">Y si miramos aún más lejos, descubrimos que la Vía Láctea es apenas una entre <text:span text:style-name="Strong_20_Emphasis">billones de galaxias</text:span>. El número total de estrellas en el universo observable supera los <text:span text:style-name="Strong_20_Emphasis">10⁴⁸ átomos del cuerpo humano</text:span>, y podría ser efectivamente infinito. Dentro de ese océano de materia y energía, la repetición de estructuras no solo es posible: es esperable. Los mismos elementos químicos, las mismas fuerzas fundamentales, los mismos procesos físicos actúan en todas partes. Si la vida apareció aquí, ¿por qué no en otros lugares?</text:p>
      <text:p text:style-name="Text_20_body">No tenemos evidencia concluyente de vida extraterrestre, pero eso no significa que no exista. Solo hemos explorado una fracción ínfima del cosmos, y aún dentro de nuestro propio sistema solar apenas hemos comenzado a mirar bajo la superficie de mundos como <text:span text:style-name="Strong_20_Emphasis">Europa, Encélado o Titán</text:span>, donde hay agua líquida y actividad química.</text:p>
      <text:p text:style-name="Text_20_body">Por lo tanto, afirmar que la Tierra es el único planeta con vida en el universo no solo es <text:span text:style-name="Strong_20_Emphasis">científicamente insostenible</text:span>, sino que <text:span text:style-name="Strong_20_Emphasis">va en contra de la lógica estadística más elemental</text:span>. La probabilidad de que, en todo el universo, solo un planeta haya desarrollado las condiciones necesarias para la vida <text:span text:style-name="Strong_20_Emphasis">tiende a cero</text:span>. Y, en consecuencia, la probabilidad de que existan <text:span text:style-name="Strong_20_Emphasis">otros mundos como este, o incluso más propicios para la vida que la Tierra, tiende al infinito</text:span>.</text:p>
      <text:p text:style-name="Text_20_body">En este marco, la Tierra deja de ser un santuario exclusivo, y pasa a ser <text:span text:style-name="Strong_20_Emphasis">una expresión más de un proceso universal</text:span>. Un nodo entre miles de millones, tal vez entre infinitos, en los que la vida ha brotado bajo leyes comunes. Esta idea no le quita valor a nuestro mundo, pero lo coloca en su contexto verdadero: el de un universo dinámico, fértil y probablemente vivo en más de un rincón.</text:p>
      <text:p text:style-name="Horizontal_20_Lin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17T11:47:42.256000000</meta:creation-date>
    <dc:date>2025-07-17T14:06:49.904000000</dc:date>
    <meta:editing-duration>PT27M38S</meta:editing-duration>
    <meta:editing-cycles>5</meta:editing-cycles>
    <meta:generator>LibreOffice/7.3.5.2$Windows_X86_64 LibreOffice_project/184fe81b8c8c30d8b5082578aee2fed2ea847c01</meta:generator>
    <meta:document-statistic meta:table-count="0" meta:image-count="0" meta:object-count="0" meta:page-count="4" meta:paragraph-count="34" meta:word-count="1415" meta:character-count="8785" meta:non-whitespace-character-count="7404"/>
  </office:meta>
</office:document-meta>
</file>